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3pt" style:font-size-asian="13pt" style:font-size-complex="13pt"/>
    </style:style>
    <style:style style:name="P2"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3"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4" style:family="paragraph" style:parent-style-name="Text_20_body">
      <style:paragraph-properties fo:margin-top="0cm" fo:margin-bottom="0cm" loext:contextual-spacing="false" fo:line-height="179%" style:writing-mode="lr-tb"/>
      <style:text-properties style:font-name="Calibri" fo:font-size="13pt" fo:font-weight="normal" style:font-size-asian="13pt" style:font-size-complex="13pt"/>
    </style:style>
    <style:style style:name="P5" style:family="paragraph" style:parent-style-name="Text_20_body" style:list-style-name="L1">
      <style:paragraph-properties fo:margin-top="0cm" fo:margin-bottom="0cm" loext:contextual-spacing="false" fo:line-height="179%" fo:background-color="transparent" style:writing-mode="lr-tb">
        <style:background-image/>
      </style:paragraph-properties>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6" style:family="paragraph" style:parent-style-name="Text_20_body">
      <style:paragraph-properties fo:margin-left="1.27cm" fo:margin-right="0cm" fo:margin-top="0cm" fo:margin-bottom="0cm" loext:contextual-spacing="false" fo:line-height="179%" fo:text-indent="0cm" style:auto-text-indent="false"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T1" style:family="text">
      <style:text-properties fo:font-variant="normal" fo:text-transform="none" fo:color="#000000" style:text-line-through-style="none" style:text-line-through-type="none" style:font-name="Times New Roman" fo:font-size="8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8pt" fo:font-style="italic"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8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ize="8pt" fo:font-style="italic"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0523df69-e197-08a4-9813-7c1319ac0087"/>What predictions does the embodiment account make – how can it be tested whether a concept is embodied? Name at least 2 methods, and describe 1 in more detail with an example study. </text:p>
      <text:list xml:id="list3930804174600884715" text:style-name="L1">
        <text:list-item>
          <text:list>
            <text:list-item>
              <text:p text:style-name="P5">Per Daniel:</text:p>
            </text:list-item>
            <text:list-item>
              <text:p text:style-name="P5">Remove some of the “fillers”</text:p>
            </text:list-item>
            <text:list-item>
              <text:p text:style-name="P5">have proper summaries in between</text:p>
            </text:list-item>
            <text:list-item>
              <text:p text:style-name="P5">Drop one of the methods (preferably keep the clipboard, cut the book)</text:p>
            </text:list-item>
            <text:list-item>
              <text:p text:style-name="P5">Priming example: book/clipboard priming</text:p>
            </text:list-item>
            <text:list-item>
              <text:p text:style-name="P5">interference example: root/branch (to explain interference, you could explain the Stroop-effect)</text:p>
            </text:list-item>
            <text:list-item>
              <text:p text:style-name="P5">USE THE WORDS CONGRUENT AND INCONGRUENT</text:p>
            </text:list-item>
          </text:list>
        </text:list-item>
      </text:list>
      <text:p text:style-name="P3">To explain what predictions the embodiment account makes, we first need to know what the embodiment account is all about. To understand this, I will first explain mental representations, which the embodiment account is all about.</text:p>
      <text:p text:style-name="P1"/>
      <text:p text:style-name="P3">All humans have mental representations. These are what you can call representations of the world around us. Everything from the computer you are most likely sitting in front of right now, to what your relationship with your wife/friend/girlfriend is like have some sort of mental representation. In short, you could say mental representations are cognitive “symbols” that represent the external reality.</text:p>
      <text:p text:style-name="P1"/>
      <text:p text:style-name="P3">The problem is; what does these mental representations “look like” in your brain, and how do we (ourselves) model these mental representations in our brain? You could say there are two dominating theories, the associative network model, and the embodiment account. The associative network model explains mental representations as nodes that are connected together by bonds of different thickness (how strongly related the two nodes <text:soft-page-break/>are).</text:p>
      <text:p text:style-name="P1"/>
      <text:p text:style-name="P4"><text:span text:style-name="T6">The embodiment account on the other hand, says that our mental representations are grounded in physical and sensory experiences. Take for example a simple test where you are supposed to say whether or not a pair of words belong together. You have the words branch and root, which obviously belong together, and whom both test subjects say </text:span><text:span text:style-name="T7">do </text:span><text:span text:style-name="T6">belong together. There is, however, one crucial factor that has been changed between the two subjects' presentation of the two words. Branch and root are presented in a way so that either one is on top of the other. What the experiment showed was that when branch was on top, and root in the bottom, people said the pair belong together faster, than when the positions were switched. If you were to explain this result by using the embodiment approach it would be because a branch is above roots in real life, and therefore, it makes more sense to have the word “branch” on top. </text:span></text:p>
      <text:p text:style-name="P1"/>
      <text:p text:style-name="P3">This type of method, or experiment, is what you call an interference experiment. Interference experiments utilise how things are represented in your mind, and how fast it takes to make a judgement. One of the most well known examples of this is the Stroop-effect. There you have the spelling of a word printed in a color different from what the words states. For example the word “red” printed in the color blue. In the experiment you’re asked to read out loud the word, or say the colour it’s printed in. If “red” is printed in red, it would take a shorter amount of time for the participant to read it aloud, than if it was in a different colour, and he/she was supposed to read out the word. Reason for this is congruence vs. incongruence. If something is in line with how you represent something in your head, then it is congruent, and it is easier to process. If, however, it is not in line with how you represent it in your head, it is congruent, and way harder to process. </text:p>
      <text:p text:style-name="P3">This is in essence what the interference-method takes advantage of, and is in short what is <text:soft-page-break/>done in the experiment with the root/branch pairs.</text:p>
      <text:p text:style-name="P1"/>
      <text:p text:style-name="P3">So, now that I have briefly explained what the embodiment approach is, we can start discussing some of the predictions we can make, and also how we could test whether a concept is embodied or not. When looking at different concepts, we can see that using the embodiment approach enables us to make a few simple predictions. Take for example the concept that power is often metaphorically associated with size, and applying the embodiment approach to this we could predict that let's say the size of a word would influence how powerful we'd judge that word to be. Basically, we can predict that every concept that has a metaphorical counterpart that is psychical could be influenced by adding the psychical part of that concept whenever you make a judgement involving that concept. Let's say you're answering a questionnaire asking how heavily your own voice would weigh in a family dispute. If you add something that's psychically heavy, let's say a heavy clipboard, you could predict that the person would say his/her voice would weigh more. This is, in simple terms, also how you would test whether a concept is embodied or not. If it is, you could predict that the psychical part of it would influence someone's judgement.</text:p>
      <text:p text:style-name="P1"/>
      <text:p text:style-name="P3">Elaborating on the concept of something being heavy, therefore weighing heavily (metaphorically speaking) I will go more in depth on a specific experiment done on this topic. The study was done by Jesse J. Chandler, David Reinhard and Norbert Schwarz.</text:p>
      <text:p text:style-name="P3">In short participants were asked to give a few opinions on a book (making sure none of the subjects knew the book from beforehand), whereas one half was given the book frontcover up, where all they could see were the author and title. The other half were given the book backcover up, where they could read a short summary of the book, as well as reviews. There was one control group, where the book weighed 439g (normal weight) and one <text:soft-page-break/>group where it weighed 675g. In other words, only factor changing was the weight of the book (and back/frontcover, but that was something done in both groups). Importance of book was divided into three categories which were then combined at the end of the experiment. The categories were:</text:p>
      <text:p text:style-name="P6">- How much would you be willing to pay?</text:p>
      <text:p text:style-name="P6">- Interest in reading the book (10-point scale).</text:p>
      <text:p text:style-name="P6">- The likelihood that it would be named among the most influential books by The New York Times (10-point scale).</text:p>
      <text:p text:style-name="P1"/>
      <text:p text:style-name="P3">The interesting part of this study was that the subjects who had more information about the book (backcover) were more strongly influenced by the book's weight when it came to rating its importance than when they knew very little about the book. This is contrary to the well known and accepted assumption that embodied metaphors exert more influence the less information the participant has on the subject.</text:p>
      <text:p text:style-name="P3">One theory as to why is that people hesitate to make judgements about something they know nothing about, and so, they would only use metaphorical “cues” to judge something when they feel like the object is already available to judge (having knowledge about it).</text:p>
      <text:p text:style-name="P4"><text:span text:style-name="T6">After this first study there were done two more that both supports this first study, where it was found that embodied information only play a part when you already have knowledge about something. In study number 2 60 participants were asked to do a “product perception” study, where they were all presented with the book </text:span><text:span text:style-name="T3">“</text:span><text:span text:style-name="T7">The Cathcer in the Rye” </text:span><text:span text:style-name="T6">and were asked whether they had read the book or not. The same procedure was done in this study, and it came out with the same results as in study 1. In study 3 the same basic principle was present, but a couple questionnaires were added to compare perceived knowledge and actual knowledge of the book to the other results. It turned out that perceived and actual knowledge were in no way influenced by the book's weight.</text:span></text:p>
      <text:p text:style-name="P3"><text:soft-page-break/>I will not go into further details about the last two studies in this essay, simply because of limited space.</text:p>
      <text:p text:style-name="P1"/>
      <text:p text:style-name="P3">To summarize, the embodiment approach is a theory that says memory, or mental representations are all grounded in physical and sensory input in the real world. To test whether or not a concept is embodied you can take the “physical part” of the concept and add it to a situation where someone has to judge or make a decision about something, and see whether or not this physical part makes any difference. Two examples of this is the “branch-root” test where the orientation of the words matters, and the “clipboard-test” where the weight of the clipboard is manipulated. Elaborating on the clipboard-test I talked more in depth about a study where they checked whether a books' weight influenced judgement on importance. Here they also found that the assumption that embodiment can be seen as a heuristic of sorts, where the less knowledge you have, the more you rely on embodied concept, is wrong, and that it actually is the other way around (at least in some circumstances).</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6:45:24.064000000</meta:creation-date>
    <dc:date>2015-04-22T16:46:05.394000000</dc:date>
    <meta:editing-duration>PT42S</meta:editing-duration>
    <meta:editing-cycles>1</meta:editing-cycles>
    <meta:document-statistic meta:table-count="0" meta:image-count="0" meta:object-count="0" meta:page-count="5" meta:paragraph-count="26" meta:word-count="1463" meta:character-count="8536" meta:non-whitespace-character-count="7100"/>
    <meta:generator>LibreOffice/4.3.4.1$Windows_x86 LibreOffice_project/bc356b2f991740509f321d70e4512a6a54c5f243</meta:generator>
  </office:meta>
</office:document-meta>
</file>